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h text:style-name="Heading_20_1" text:outline-level="1">RUBAIYAT OF OMAR KHAYYAM</text:h>
      <text:h text:style-name="Heading_20_2" text:outline-level="2"><text:span text:style-name="T1">By</text:span><text:span text:style-name="T2"> </text:span><text:span text:style-name="T3">Omar</text:span><text:span text:style-name="T4"> </text:span><text:span text:style-name="T5">Khayyam</text:span></text:h>
      <text:h text:style-name="Heading_20_3" text:outline-level="3">Rendered into English Verse by Edward Fitzgerald</text:h>
      <text:h text:style-name="Heading_20_1" text:outline-level="1">First Edition</text:h>
      <text:h text:style-name="Heading_20_2" text:outline-level="2">I.</text:h>
      <text:h text:style-name="Heading_20_3" text:outline-level="3">Awake! for Morning in the Bowl of Night</text:h>
      <text:h text:style-name="Heading_20_3" text:outline-level="3">Has flung the Stone that puts the Stars to Flight:</text:h>
      <text:h text:style-name="Heading_20_3" text:outline-level="3">And Lo! the Hunter of the East has caught</text:h>
      <text:h text:style-name="Heading_20_3" text:outline-level="3">The Sultan's Turret in a Noose of Light.</text:h>
      <text:h text:style-name="Heading_20_2" text:outline-level="2">II.</text:h>
      <text:h text:style-name="Heading_20_3" text:outline-level="3">Dreaming when Dawn's Left Hand was in the Sky</text:h>
      <text:h text:style-name="Heading_20_3" text:outline-level="3">I heard a Voice within the Tavern cry,</text:h>
      <text:h text:style-name="Heading_20_3" text:outline-level="3">"Awake, my Little ones, and fill the Cup</text:h>
      <text:h text:style-name="Heading_20_3" text:outline-level="3">Before Life's Liquor in its Cup be dry."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